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c325" officeooo:paragraph-rsid="000fc325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fc325" officeooo:paragraph-rsid="000fc325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c325" officeooo:paragraph-rsid="000fc32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d8a4" officeooo:paragraph-rsid="0011d8a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0fc325" officeooo:paragraph-rsid="000fc325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none" officeooo:rsid="00102660" officeooo:paragraph-rsid="00102660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officeooo:rsid="0011d8a4" officeooo:paragraph-rsid="0011d8a4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1d8a4" officeooo:paragraph-rsid="0011d8a4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2f1bf" officeooo:paragraph-rsid="0012f1b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35cd2" officeooo:paragraph-rsid="00135cd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4f3b3" officeooo:paragraph-rsid="0014f3b3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4f3b3" officeooo:paragraph-rsid="0014f3b3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65985" officeooo:paragraph-rsid="00165985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6fd94" officeooo:paragraph-rsid="0016fd94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7f191" officeooo:paragraph-rsid="0017f191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9a330" officeooo:paragraph-rsid="0019a330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b0b4d" officeooo:paragraph-rsid="001b0b4d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c3f0b" officeooo:paragraph-rsid="001c3f0b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d1167" officeooo:paragraph-rsid="001d1167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d3dfa" officeooo:paragraph-rsid="001d3dfa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eceb2" officeooo:paragraph-rsid="001eceb2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fe037" officeooo:paragraph-rsid="001fe037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fd94" officeooo:paragraph-rsid="0016fd94" style:font-size-asian="15.75pt" style:font-weight-asian="bold" style:font-size-complex="18pt" style:font-weight-complex="bold"/>
    </style:style>
    <style:style style:name="T1" style:family="text">
      <style:text-properties officeooo:rsid="0011d8a4"/>
    </style:style>
    <style:style style:name="T2" style:family="text">
      <style:text-properties officeooo:rsid="00165985"/>
    </style:style>
    <style:style style:name="T3" style:family="text">
      <style:text-properties officeooo:rsid="0016fd94"/>
    </style:style>
    <style:style style:name="T4" style:family="text">
      <style:text-properties officeooo:rsid="0019a330"/>
    </style:style>
    <style:style style:name="T5" style:family="text">
      <style:text-properties officeooo:rsid="001c614e"/>
    </style:style>
    <style:style style:name="T6" style:family="text">
      <style:text-properties officeooo:rsid="001fe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-react-app videosearch &gt; src leegmaken &gt; index.js aanmaken</text:p>
      <text:p text:style-name="P1"/>
      <text:p text:style-name="P1">imports &gt; render &gt; app.js aanmaken (cc) &gt; “App” tonen</text:p>
      <text:p text:style-name="P1"/>
      <text:p text:style-name="P3">Searchbar</text:p>
      <text:p text:style-name="P2"/>
      <text:p text:style-name="P5">searchBar.js aanmaken &gt; cc &gt; “SearchBar” tonen </text:p>
      <text:p text:style-name="P5"/>
      <text:p text:style-name="P6">semantic ui uitleg &gt; semantic.min.css &gt; width aanpassen in App</text:p>
      <text:p text:style-name="P6"/>
      <text:p text:style-name="P6">state term &gt; value en onChange input &gt; <text:span text:style-name="T1">onInputchange maken</text:span></text:p>
      <text:p text:style-name="P6"/>
      <text:p text:style-name="P7">onSubmit form </text:p>
      <text:p text:style-name="P7"/>
      <text:p text:style-name="P4">Youtube API</text:p>
      <text:p text:style-name="P8"/>
      <text:p text:style-name="P8">console.developers.google.com</text:p>
      <text:p text:style-name="P8"/>
      <text:p text:style-name="P9">map apis &gt; youtube.js </text:p>
      <text:p text:style-name="P9"/>
      <text:p text:style-name="P9">npm install --save axios</text:p>
      <text:p text:style-name="P9"/>
      <text:p text:style-name="P10">in app &gt; onTermSubmit &gt; in searchbar &gt; props in onFormSubmit</text:p>
      <text:p text:style-name="P10"/>
      <text:p text:style-name="P11">in app &gt; term console loggen &gt; <text:span text:style-name="T2">youtube.get invoegen</text:span></text:p>
      <text:p text:style-name="P11"/>
      <text:p text:style-name="P13">checken of get request werkt</text:p>
      <text:p text:style-name="P13"/>
      <text:p text:style-name="P13">async toevoegen &gt; <text:span text:style-name="T3">state videos toevoegen</text:span></text:p>
      <text:p text:style-name="P13"/>
      <text:p text:style-name="P14">setstate videos </text:p>
      <text:p text:style-name="P14"/>
      <text:p text:style-name="P23"><text:soft-page-break/>VideoList</text:p>
      <text:p text:style-name="P14"/>
      <text:p text:style-name="P14">VideoList.js aanmaken &gt; sfc met props &gt; videolist tonen in app.js</text:p>
      <text:p text:style-name="P14"/>
      <text:p text:style-name="P14">videos prop toevoegen &gt; return props.videos.length</text:p>
      <text:p text:style-name="P14"/>
      <text:p text:style-name="P14">object destructuring videos </text:p>
      <text:p text:style-name="P14"/>
      <text:p text:style-name="P15">VideoItem.js aanmaken &gt; sfc met props </text:p>
      <text:p text:style-name="P15"/>
      <text:p text:style-name="P15">videoitem importen in videolist &gt; map function &gt; return videoitem</text:p>
      <text:p text:style-name="P15"/>
      <text:p text:style-name="P15">const renderedList &gt; video prop toevoegen </text:p>
      <text:p text:style-name="P15"/>
      <text:p text:style-name="P15">in videoitem video destructure &gt; <text:span text:style-name="T4">return video.snippet.title</text:span></text:p>
      <text:p text:style-name="P15"/>
      <text:p text:style-name="P15"/>
      <text:p text:style-name="P16">ook img returnen &gt; styling time</text:p>
      <text:p text:style-name="P16"/>
      <text:p text:style-name="P16">in videolist classname toevoegen &gt; item classname in videoitem</text:p>
      <text:p text:style-name="P16"/>
      <text:p text:style-name="P16">classname img toevoegen &gt; div content &amp; div header toevoegen</text:p>
      <text:p text:style-name="P16"/>
      <text:p text:style-name="P16">looks better maar image en text zijn nog niet juist </text:p>
      <text:p text:style-name="P16"/>
      <text:p text:style-name="P17">VideoItem.css aanmaken </text:p>
      <text:p text:style-name="P17"/>
      <text:p text:style-name="P18">in App, state toevoegen &gt; onVideoSelect toevoegen <text:span text:style-name="T5">2x (console.log)</text:span></text:p>
      <text:p text:style-name="P18"/>
      <text:p text:style-name="P18">in VideoList, destructure &amp; onVideoSelect invoegen</text:p>
      <text:p text:style-name="P18"/>
      <text:p text:style-name="P18">in VideoItem, destructure &amp; onClick toevoegen</text:p>
      <text:p text:style-name="P19"><text:soft-page-break/>in App, setstate bij onVideoSelect &gt; VideoDetail.js aanmaken</text:p>
      <text:p text:style-name="P19"/>
      <text:p text:style-name="P19">sfc met props &gt; video destructure &gt; return video.snippet.title</text:p>
      <text:p text:style-name="P19"/>
      <text:p text:style-name="P20">videoDetail importen in App en toevoegen &gt; error</text:p>
      <text:p text:style-name="P20"/>
      <text:p text:style-name="P20">if !video &gt; add some styling </text:p>
      <text:p text:style-name="P20"/>
      <text:p text:style-name="P21">iframe toevoegen &gt; done but has issues</text:p>
      <text:p text:style-name="P21"/>
      <text:p text:style-name="P21">iframe titel geven &gt; img alt geven bij VideoItem </text:p>
      <text:p text:style-name="P21"/>
      <text:p text:style-name="P21"><text:s/>key geven bij VideoList &gt; <text:span text:style-name="T6">bij App styling bijvoegen</text:span></text:p>
      <text:p text:style-name="P21"/>
      <text:p text:style-name="P22">we hebben een default search term nodig</text:p>
      <text:p text:style-name="P22"/>
      <text:p text:style-name="P22">bij nieuwe zoekopdracht verandert de open video niet</text:p>
      <text:p text:style-name="P22"/>
      <text:p text:style-name="P22">in App, selectedVideo bijvoegen bij setState</text:p>
      <text:p text:style-name="P22"/>
      <text:p text:style-name="P22">componentDidMount toevoegen</text:p>
      <text:p text:style-name="P21"/>
      <text:p text:style-name="P21"/>
      <text:p text:style-name="P18"/>
      <text:p text:style-name="P18"/>
      <text:p text:style-name="P14"/>
      <text:p text:style-name="P1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12:31.894926723</meta:creation-date>
    <dc:date>2019-03-25T21:53:01.107388254</dc:date>
    <meta:editing-duration>PT27M5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280" meta:character-count="1833" meta:non-whitespace-character-count="1585"/>
  </office:meta>
</office:document-meta>
</file>